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27cm" fo:min-width="5.196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6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96cm" svg:height="3.077cm" svg:x="4.244cm" svg:y="6.338cm">
          <text:p text:style-name="P1">Demographic model of stroke incidence (LSOA)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696cm" svg:height="3.077cm" svg:x="11.564cm" svg:y="6.338cm">
          <text:p text:style-name="P1">HASU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696cm" svg:height="3.077cm" svg:x="19.213cm" svg:y="4.085cm">
          <text:p text:style-name="P1">ASU/rehab</text:p>
          <text:p text:style-name="P1">+ ESD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696cm" svg:height="3.077cm" svg:x="19.213cm" svg:y="9.349cm">
          <text:p text:style-name="P1">ASU/rehab</text:p>
          <text:p text:style-name="P1">(No ESD)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94cm" svg:y1="7.876cm" svg:x2="11.564cm" svg:y2="7.876cm" draw:end-shape="id1" draw:end-glue-point="3" svg:d="M9940 7876h1624" svg:viewBox="0 0 1625 1">
          <text:p/>
        </draw:connector>
        <draw:connector draw:style-name="gr3" draw:text-style-name="P2" draw:layer="layout" svg:x1="17.26cm" svg:y1="7.876cm" svg:x2="19.213cm" svg:y2="5.623cm" draw:start-shape="id1" draw:start-glue-point="1" draw:end-shape="id2" svg:d="M17260 7876h977v-2253h976" svg:viewBox="0 0 1954 2254">
          <text:p/>
        </draw:connector>
        <draw:connector draw:style-name="gr4" draw:text-style-name="P2" draw:layer="layout" svg:x1="17.26cm" svg:y1="7.876cm" svg:x2="19.213cm" svg:y2="10.887cm" draw:start-shape="id1" draw:start-glue-point="1" draw:end-shape="id3" draw:end-glue-point="3" svg:d="M17260 7876h977v3011h976" svg:viewBox="0 0 1954 3012">
          <text:p/>
        </draw:connector>
        <draw:frame draw:style-name="gr5" draw:text-style-name="P4" draw:layer="layout" svg:width="12.176cm" svg:height="6.65cm" svg:x="2.508cm" svg:y="13.013cm">
          <draw:text-box>
            <text:p><text:span text:style-name="T1">Inputs</text:span></text:p>
            <text:p><text:span text:style-name="T1"/></text:p>
            <text:list text:style-name="L1">
              <text:list-item>
                <text:p>LSOAs of interest</text:p>
              </text:list-item>
              <text:list-item>
                <text:p>Demographic projections (ONS)</text:p>
              </text:list-item>
              <text:list-item>
                <text:p>Average HASU LoS</text:p>
              </text:list-item>
              <text:list-item>
                <text:p>% ASU patients using ESD</text:p>
              </text:list-item>
              <text:list-item>
                <text:p>Average ASU LoS using ESD</text:p>
              </text:list-item>
              <text:list-item>
                <text:p text:style-name="P3">Average ASU LoS without ESD</text:p>
              </text:list-item>
              <text:list-item>
                <text:p text:style-name="P3">Average duration of ESD</text:p>
              </text:list-item>
            </text:list>
          </draw:text-box>
        </draw:frame>
        <draw:frame draw:style-name="gr5" draw:text-style-name="P4" draw:layer="layout" svg:width="14.255cm" svg:height="6.291cm" svg:x="13.955cm" svg:y="13.013cm">
          <draw:text-box>
            <text:p><text:span text:style-name="T1">Out</text:span><text:span text:style-name="T1">put</text:span><text:span text:style-name="T1">s</text:span></text:p>
            <text:p><text:span text:style-name="T1"/></text:p>
            <text:list text:style-name="L1">
              <text:list-item>
                <text:p>Stroke admissions with projections</text:p>
              </text:list-item>
              <text:list-item>
                <text:p>Beds occupied in HASU (mean + percentiles)</text:p>
              </text:list-item>
            </text:list>
            <text:list text:style-name="L2">
              <text:list-item>
                <text:p text:style-name="P3">Beds occupied in ASU (mean + percentiles)</text:p>
              </text:list-item>
              <text:list-item>
                <text:p text:style-name="P3"><text:span text:style-name="T2">P</text:span><text:span text:style-name="T2">a</text:span><text:span text:style-name="T2">ti</text:span><text:span text:style-name="T2">e</text:span><text:span text:style-name="T2">n</text:span><text:span text:style-name="T2">ts </text:span><text:span text:style-name="T2">in </text:span><text:span text:style-name="T2">E</text:span><text:span text:style-name="T2">S</text:span><text:span text:style-name="T2">D </text:span><text:span text:style-name="T2">(</text:span>mean + percentiles)</text:p>
              </text:list-item>
            </text:list>
            <text:p/>
            <text:p/>
          </draw:text-box>
        </draw:frame>
        <draw:frame draw:style-name="gr6" draw:text-style-name="P5" draw:layer="layout" svg:width="20.707cm" svg:height="3.095cm" svg:x="4.104cm" svg:y="1.458cm">
          <draw:text-box>
            <text:p text:style-name="P1"><text:span text:style-name="T3">Simplified stroke system (web app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9T06:15:10.968518572</meta:creation-date>
    <dc:date>2024-12-19T06:28:21.995680612</dc:date>
    <meta:editing-duration>PT2M40S</meta:editing-duration>
    <meta:editing-cycles>2</meta:editing-cycles>
    <meta:generator>LibreOffice/7.3.7.2$Linux_X86_64 LibreOffice_project/30$Build-2</meta:generator>
    <meta:document-statistic meta:object-count="10"/>
  </office:meta>
</office:document-meta>
</file>